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Arial Unicode MS1" svg:font-family="'Arial Unicode MS'" style:font-pitch="variable"/>
    <style:font-face style:name="SimSun" svg:font-family="SimSun, 宋体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ate" style:master-page-name="First_20_Pag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Dat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Inside_20_Address_20_Name">
      <style:paragraph-properties fo:text-align="start" style:justify-single-word="false"/>
    </style:style>
    <style:style style:name="P4" style:family="paragraph" style:parent-style-name="Inside_20_Address_20_Name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Inside_20_Addres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10" style:family="paragraph" style:parent-style-name="Inside_20_Address">
      <style:paragraph-properties fo:text-align="start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number:date-style style:name="N106">
      <number:day/>
      <number:text>-</number:text>
      <number:month number:textual="true"/>
      <number:text>-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sex" text:name="patientSex"/>
        <text:user-field-decl office:value-type="string" office:string-value="patient.entity.breed" text:name="patientBreed"/>
        <text:user-field-decl office:value-type="string" office:string-value="[openvpms:get(party:getPatientReferralVet(.),'firstName')]" text:name="refVetFirstName"/>
        <text:user-field-decl office:value-type="string" office:string-value="[openvpms:get(party:getPatientReferralVet(.),'lastName')]" text:name="refVetLastName"/>
        <text:user-field-decl office:value-type="string" office:string-value="[openvpms:get(party:getPatientReferralVetPractice(.),'name')]" text:name="refVetPracticeName"/>
        <text:user-field-decl office:value-type="string" office:string-value="[openvpms:get(party:getPatientOwner(.),'lastName')]" text:name="patientLastName"/>
        <text:user-field-decl office:value-type="string" office:string-value="patient.entity.age" text:name="patientAge"/>
        <text:user-field-decl office:value-type="string" office:string-value="[party:getFaxNumber(party:getPatientReferralVetPractice(.))]" text:name="refVetPracticeFax"/>
        <text:user-field-decl office:value-type="string" office:string-value="clinician.entity.name" text:name="clinicianName"/>
      </text:user-field-decls>
      <text:p text:style-name="P1"/>
      <text:p text:style-name="P2"/>
      <text:p text:style-name="P2"/>
      <text:p text:style-name="Standard"><text:span text:style-name="T1">Fax: <text:tab/></text:span><text:span text:style-name="T2"><text:user-field-get text:name="refVetPracticeFax">[party:getFaxNumber(party:getPatientReferralVetPractice(.))]</text:user-field-get></text:span><text:span text:style-name="T1"><text:tab/><text:tab/><text:tab/><text:tab/><text:tab/><text:tab/><text:tab/><text:tab/></text:span><text:date style:data-style-name="N106" text:date-value="2007-07-26T09:45:45.29">26-Jul-07</text:date></text:p>
      <text:p text:style-name="P3"><text:span text:style-name="T3">Attention: <text:tab/>Dr </text:span><text:span text:style-name="T3"><text:user-field-get text:name="refVetFirstName">[openvpms:get(party:getPatientReferralVet(.),'firstName')]</text:user-field-get></text:span><text:span text:style-name="T3"> </text:span><text:span text:style-name="T3"><text:user-field-get text:name="refVetLastName">[openvpms:get(party:getPatientReferralVet(.),'lastName')]</text:user-field-get></text:span><text:span text:style-name="T3">, </text:span><text:span text:style-name="T3"><text:user-field-get text:name="refVetPracticeName">[openvpms:get(party:getPatientReferralVetPractice(.),'name')]</text:user-field-get></text:span></text:p>
      <text:p text:style-name="P4">Referral Letter for <text:user-field-get text:name="patientName">patient.entity.name</text:user-field-get> <text:user-field-get text:name="patientLastName">[openvpms:get(party:getPatientOwner(.),'lastName')]</text:user-field-get></text:p>
      <text:p text:style-name="P5"/>
      <text:p text:style-name="P6"><text:span text:style-name="T4">Thank you for the referral of </text:span><text:span text:style-name="T4"><text:user-field-get text:name="patientName">patient.entity.name</text:user-field-get></text:span><text:span text:style-name="T4">, a </text:span><text:span text:style-name="T4"><text:user-field-get text:name="patientAge">patient.entity.age</text:user-field-get></text:span><text:span text:style-name="T4"> old, </text:span><text:span text:style-name="T4"><text:user-field-get text:name="patientSex">patient.entity.sex</text:user-field-get></text:span><text:span text:style-name="T4"> </text:span><text:span text:style-name="T4"><text:user-field-get text:name="patientBreed">patient.entity.breed</text:user-field-get></text:span><text:span text:style-name="T4">. </text:span></text:p>
      <text:p text:style-name="P7"/>
      <text:p text:style-name="P8">Presenting Complaint: </text:p>
      <text:p text:style-name="P8">History: </text:p>
      <text:p text:style-name="P8">Clinical Examination Findings: </text:p>
      <text:p text:style-name="P8">Diagnostic Testing: </text:p>
      <text:p text:style-name="P8">Diagnosis: </text:p>
      <text:p text:style-name="P8">Surgery: </text:p>
      <text:p text:style-name="P8">Plan: </text:p>
      <text:p text:style-name="P8">Prognosis: </text:p>
      <text:p text:style-name="P7"/>
      <text:p text:style-name="P7"/>
      <text:p text:style-name="P7"/>
      <text:p text:style-name="P8"/>
      <text:p text:style-name="P9">Please call or email me if I can be of further assistance in this case or any other. </text:p>
      <text:p text:style-name="P9"/>
      <text:p text:style-name="P9"/>
      <text:p text:style-name="P9">Thanks,</text:p>
      <text:p text:style-name="P9"/>
      <text:p text:style-name="P9"/>
      <text:p text:style-name="P9"/>
      <text:p text:style-name="P9">------------------------------------------------</text:p>
      <text:p text:style-name="P10"><text:user-field-get text:name="clinicianName">clinician.entity.name</text:user-field-get> </text:p>
      <text:p text:style-name="P5"><text:span text:style-name="T4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Arial Unicode MS1" svg:font-family="'Arial Unicode MS'" style:font-pitch="variable"/>
    <style:font-face style:name="SimSun" svg:font-family="SimSun, 宋体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class="text" style:default-outline-level="1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class="text" style:default-outline-level="2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class="text" style:default-outline-level="3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class="text" style:default-outline-level="4">
      <style:paragraph-properties fo:margin-left="0.635cm" fo:margin-right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class="text" style:default-outline-level="5">
      <style:paragraph-properties fo:margin-left="1.27cm" fo:margin-right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class="text" style:default-outline-level="6">
      <style:paragraph-properties fo:margin-left="1.905cm" fo:margin-right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-left="0.635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-left="0.635cm" fo:margin-right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-left="0cm" fo:margin-right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-left="0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language="en" fo:country="AU" style:language-asian="en" style:country-asian="AU"/>
    </style:style>
    <style:style style:name="P2" style:family="paragraph" style:parent-style-name="Footer">
      <style:text-properties fo:language="en" fo:country="AU" style:language-asian="en" style:country-asian="AU"/>
    </style:style>
    <style:style style:name="T1" style:family="text">
      <style:text-properties style:font-name="Wingdings"/>
    </style:style>
    <style:page-layout style:name="pm1">
      <style:page-layout-properties fo:page-width="21.59cm" fo:page-height="27.94cm" style:num-format="1" style:print-orientation="portrait" fo:margin-top="1.69cm" fo:margin-bottom="2.54cm" fo:margin-left="2.501cm" fo:margin-right="2.50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pm2">
      <style:page-layout-properties fo:page-width="21.59cm" fo:page-height="27.94cm" style:num-format="1" style:print-orientation="portrait" fo:margin-top="1.69cm" fo:margin-bottom="1.69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header>
        <text:p text:style-name="Header"><text:span text:style-name="T1"></text:span> <text:s/>Page <text:page-number style:num-format="1" text:select-page="current"/><text:tab/><text:tab/><text:date style:data-style-name="N76" text:date-value="2007-07-26T09:45:45.27">July 26, 2007</text:date></text:p>
      </style:header>
    </style:master-page>
    <style:master-page style:name="First_20_Page" style:display-name="First Page" style:page-layout-name="pm2" style:next-style-name="Standard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March 12, 2006</dc:title>
    <meta:initial-creator>Sam Snelling</meta:initial-creator>
    <meta:creation-date>2006-03-12T06:57:00</meta:creation-date>
    <dc:creator>Tony De Keizer</dc:creator>
    <dc:date>2007-07-26T09:45:45</dc:date>
    <meta:print-date>2006-05-13T01:07:00</meta:print-date>
    <dc:language>en-US</dc:language>
    <meta:editing-cycles>50</meta:editing-cycles>
    <meta:editing-duration>PT11H3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46" meta:character-count="380"/>
  </office:meta>
</office:document-meta>
</file>